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2465in" style:rel-column-width="49650*"/>
    </style:style>
    <style:style style:name="Table1.B" style:family="table-column">
      <style:table-column-properties style:column-width="1.6785in" style:rel-column-width="1588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a22d6c" officeooo:paragraph-rsid="00a3a543"/>
    </style:style>
    <style:style style:name="P2" style:family="paragraph" style:parent-style-name="Footnote">
      <style:text-properties officeooo:rsid="00030c47" officeooo:paragraph-rsid="00030c47"/>
    </style:style>
    <style:style style:name="P3" style:family="paragraph" style:parent-style-name="Footnote">
      <style:text-properties officeooo:rsid="0006e6f8" officeooo:paragraph-rsid="0006e6f8"/>
    </style:style>
    <style:style style:name="P4" style:family="paragraph" style:parent-style-name="Footnote">
      <style:text-properties officeooo:rsid="00093625" officeooo:paragraph-rsid="00093625"/>
    </style:style>
    <style:style style:name="P5" style:family="paragraph" style:parent-style-name="Footnote">
      <style:text-properties officeooo:rsid="0013ee28" officeooo:paragraph-rsid="0013ee28"/>
    </style:style>
    <style:style style:name="P6" style:family="paragraph" style:parent-style-name="Footnote">
      <style:text-properties officeooo:rsid="0014cf32" officeooo:paragraph-rsid="001632a0"/>
    </style:style>
    <style:style style:name="P7" style:family="paragraph" style:parent-style-name="Footnote">
      <style:text-properties officeooo:rsid="0022f517" officeooo:paragraph-rsid="0022f517"/>
    </style:style>
    <style:style style:name="P8" style:family="paragraph" style:parent-style-name="Footnote">
      <style:text-properties officeooo:rsid="0023d185" officeooo:paragraph-rsid="0023d185"/>
    </style:style>
    <style:style style:name="P9" style:family="paragraph" style:parent-style-name="Footnote">
      <style:text-properties officeooo:rsid="0027d130" officeooo:paragraph-rsid="0027d130"/>
    </style:style>
    <style:style style:name="P10" style:family="paragraph" style:parent-style-name="Footnote">
      <style:text-properties officeooo:rsid="0039a938" officeooo:paragraph-rsid="0039a938"/>
    </style:style>
    <style:style style:name="P11" style:family="paragraph" style:parent-style-name="Footnote">
      <style:text-properties officeooo:rsid="0043a114" officeooo:paragraph-rsid="0043a114"/>
    </style:style>
    <style:style style:name="P12" style:family="paragraph" style:parent-style-name="Footnote">
      <style:text-properties officeooo:rsid="00541f68" officeooo:paragraph-rsid="00541f68"/>
    </style:style>
    <style:style style:name="P13" style:family="paragraph" style:parent-style-name="Footnote">
      <style:text-properties officeooo:rsid="0056b172" officeooo:paragraph-rsid="005ce8fa"/>
    </style:style>
    <style:style style:name="P14" style:family="paragraph" style:parent-style-name="Footnote">
      <style:text-properties officeooo:rsid="006149fe" officeooo:paragraph-rsid="006149fe"/>
    </style:style>
    <style:style style:name="P15" style:family="paragraph" style:parent-style-name="Footnote">
      <style:text-properties officeooo:rsid="006e202e" officeooo:paragraph-rsid="006e202e"/>
    </style:style>
    <style:style style:name="P16" style:family="paragraph" style:parent-style-name="Footnote">
      <style:text-properties officeooo:rsid="0070a594" officeooo:paragraph-rsid="0070a594"/>
    </style:style>
    <style:style style:name="P17" style:family="paragraph" style:parent-style-name="Footnote">
      <style:text-properties officeooo:rsid="00760047" officeooo:paragraph-rsid="00760047"/>
    </style:style>
    <style:style style:name="P18" style:family="paragraph" style:parent-style-name="Footnote">
      <style:text-properties officeooo:rsid="00822bfe" officeooo:paragraph-rsid="00822bfe"/>
    </style:style>
    <style:style style:name="P19" style:family="paragraph" style:parent-style-name="Footnote">
      <style:text-properties officeooo:rsid="008498d4" officeooo:paragraph-rsid="008498d4"/>
    </style:style>
    <style:style style:name="P20" style:family="paragraph" style:parent-style-name="Footnote">
      <style:text-properties officeooo:rsid="0084ec78" officeooo:paragraph-rsid="0084ec78"/>
    </style:style>
    <style:style style:name="P21" style:family="paragraph" style:parent-style-name="Footnote">
      <style:text-properties officeooo:rsid="00883d0b" officeooo:paragraph-rsid="00883d0b"/>
    </style:style>
    <style:style style:name="P22" style:family="paragraph" style:parent-style-name="Footnote">
      <style:text-properties officeooo:rsid="00891030" officeooo:paragraph-rsid="00891030"/>
    </style:style>
    <style:style style:name="P23" style:family="paragraph" style:parent-style-name="Footnote">
      <style:text-properties officeooo:rsid="008a1aad" officeooo:paragraph-rsid="008a1aad"/>
    </style:style>
    <style:style style:name="P24" style:family="paragraph" style:parent-style-name="Footnote">
      <style:text-properties officeooo:rsid="008c4096" officeooo:paragraph-rsid="008c4096"/>
    </style:style>
    <style:style style:name="P25" style:family="paragraph" style:parent-style-name="Footnote">
      <style:text-properties officeooo:rsid="009032e1" officeooo:paragraph-rsid="009032e1"/>
    </style:style>
    <style:style style:name="P26" style:family="paragraph" style:parent-style-name="Footnote">
      <style:text-properties officeooo:rsid="00912ace" officeooo:paragraph-rsid="00915148"/>
    </style:style>
    <style:style style:name="P27" style:family="paragraph" style:parent-style-name="Footnote">
      <style:text-properties officeooo:rsid="009707ed" officeooo:paragraph-rsid="009707ed"/>
    </style:style>
    <style:style style:name="P28" style:family="paragraph" style:parent-style-name="Footnote">
      <style:text-properties officeooo:rsid="00987d9a" officeooo:paragraph-rsid="00987d9a"/>
    </style:style>
    <style:style style:name="P29" style:family="paragraph" style:parent-style-name="Footnote">
      <style:text-properties officeooo:rsid="00b3e5e8" officeooo:paragraph-rsid="00b3e5e8"/>
    </style:style>
    <style:style style:name="P30" style:family="paragraph" style:parent-style-name="Footnote">
      <style:text-properties officeooo:rsid="00b48e03" officeooo:paragraph-rsid="00b48e03"/>
    </style:style>
    <style:style style:name="P31" style:family="paragraph" style:parent-style-name="Footnote">
      <style:text-properties officeooo:rsid="00b7f971" officeooo:paragraph-rsid="00b80417"/>
    </style:style>
    <style:style style:name="P32" style:family="paragraph" style:parent-style-name="Footnote">
      <style:text-properties officeooo:rsid="00c14108" officeooo:paragraph-rsid="00c14108"/>
    </style:style>
    <style:style style:name="P33" style:family="paragraph" style:parent-style-name="Footnote">
      <style:text-properties officeooo:rsid="00c46884" officeooo:paragraph-rsid="00c46884"/>
    </style:style>
    <style:style style:name="P34" style:family="paragraph" style:parent-style-name="Footnote">
      <style:text-properties officeooo:rsid="00c5989e" officeooo:paragraph-rsid="00c5989e"/>
    </style:style>
    <style:style style:name="P35" style:family="paragraph" style:parent-style-name="Footnote">
      <style:text-properties officeooo:rsid="00cd3a32" officeooo:paragraph-rsid="00cd3a32"/>
    </style:style>
    <style:style style:name="P36" style:family="paragraph" style:parent-style-name="Footnote">
      <style:text-properties officeooo:rsid="00d06ac6" officeooo:paragraph-rsid="00d06ac6"/>
    </style:style>
    <style:style style:name="P37" style:family="paragraph" style:parent-style-name="Footnote">
      <style:text-properties officeooo:rsid="00e19c2a" officeooo:paragraph-rsid="00e19c2a"/>
    </style:style>
    <style:style style:name="P38" style:family="paragraph" style:parent-style-name="Footnote">
      <style:text-properties officeooo:rsid="01005504" officeooo:paragraph-rsid="01005504"/>
    </style:style>
    <style:style style:name="P39" style:family="paragraph" style:parent-style-name="Footnote">
      <style:text-properties officeooo:rsid="011bfe2d" officeooo:paragraph-rsid="011bfe2d"/>
    </style:style>
    <style:style style:name="P40" style:family="paragraph" style:parent-style-name="Standard">
      <style:text-properties fo:font-size="11pt" officeooo:paragraph-rsid="0027d130" style:font-size-asian="11pt" style:font-size-complex="11pt"/>
    </style:style>
    <style:style style:name="P41" style:family="paragraph" style:parent-style-name="Standard">
      <style:text-properties fo:font-size="11pt" officeooo:rsid="004c8564" officeooo:paragraph-rsid="00534a91" style:font-size-asian="11pt" style:font-size-complex="11pt"/>
    </style:style>
    <style:style style:name="P42" style:family="paragraph" style:parent-style-name="Standard">
      <style:text-properties fo:font-size="11pt" officeooo:rsid="00030c47" officeooo:paragraph-rsid="008acd30" style:font-size-asian="11pt" style:font-size-complex="11pt"/>
    </style:style>
    <style:style style:name="P43" style:family="paragraph" style:parent-style-name="Standard">
      <style:text-properties fo:font-size="11pt" officeooo:rsid="00030c47" officeooo:paragraph-rsid="009707ed" style:font-size-asian="11pt" style:font-size-complex="11pt"/>
    </style:style>
    <style:style style:name="P44" style:family="paragraph" style:parent-style-name="Standard">
      <style:text-properties fo:font-size="11pt" officeooo:rsid="00030c47" officeooo:paragraph-rsid="00cd3a32" style:font-size-asian="11pt" style:font-size-complex="11pt"/>
    </style:style>
    <style:style style:name="P45" style:family="paragraph" style:parent-style-name="Standard">
      <style:text-properties fo:font-size="11pt" officeooo:paragraph-rsid="00f644f9" style:font-size-asian="11pt" style:font-size-complex="11pt"/>
    </style:style>
    <style:style style:name="P46" style:family="paragraph" style:parent-style-name="Table_20_Contents">
      <style:text-properties fo:font-size="11pt" style:font-size-asian="11pt" style:font-size-complex="11pt"/>
    </style:style>
    <style:style style:name="P47" style:family="paragraph" style:parent-style-name="Table_20_Contents">
      <style:text-properties fo:font-size="11pt" officeooo:rsid="00f644f9" officeooo:paragraph-rsid="00f644f9" style:font-size-asian="11pt" style:font-size-complex="11pt"/>
    </style:style>
    <style:style style:name="P48" style:family="paragraph" style:parent-style-name="Table_20_Contents">
      <style:text-properties fo:font-size="11pt" officeooo:rsid="00f80a14" officeooo:paragraph-rsid="00f80a14" style:font-size-asian="11pt" style:font-size-complex="11pt"/>
    </style:style>
    <style:style style:name="P49" style:family="paragraph" style:parent-style-name="Table_20_Contents">
      <style:text-properties fo:font-size="11pt" officeooo:rsid="00f9eacb" officeooo:paragraph-rsid="00f9eacb" style:font-size-asian="11pt" style:font-size-complex="11pt"/>
    </style:style>
    <style:style style:name="P50" style:family="paragraph" style:parent-style-name="Table_20_Contents">
      <style:text-properties fo:font-size="11pt" officeooo:rsid="00fca11e" officeooo:paragraph-rsid="00fca11e" style:font-size-asian="11pt" style:font-size-complex="11pt"/>
    </style:style>
    <style:style style:name="P51" style:family="paragraph" style:parent-style-name="Table_20_Contents">
      <style:text-properties fo:font-size="11pt" fo:font-weight="bold" officeooo:rsid="00f644f9" officeooo:paragraph-rsid="00f644f9"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a55239" style:font-weight-asian="bold" style:font-weight-complex="bold"/>
    </style:style>
    <style:style style:name="T3" style:family="text">
      <style:text-properties fo:font-weight="bold" officeooo:rsid="00eee657" style:font-weight-asian="bold" style:font-weight-complex="bold"/>
    </style:style>
    <style:style style:name="T4" style:family="text">
      <style:text-properties fo:font-weight="bold" officeooo:rsid="00ebf118" style:font-weight-asian="bold" style:font-weight-complex="bold"/>
    </style:style>
    <style:style style:name="T5" style:family="text">
      <style:text-properties fo:font-weight="bold" officeooo:rsid="00a3a543" style:font-weight-asian="bold" style:font-weight-complex="bold"/>
    </style:style>
    <style:style style:name="T6" style:family="text">
      <style:text-properties fo:font-weight="bold" officeooo:rsid="00030c47" style:font-weight-asian="bold" style:font-weight-complex="bold"/>
    </style:style>
    <style:style style:name="T7" style:family="text">
      <style:text-properties fo:font-weight="bold" officeooo:rsid="007ac217" style:font-weight-asian="bold" style:font-weight-complex="bold"/>
    </style:style>
    <style:style style:name="T8" style:family="text">
      <style:text-properties fo:font-weight="bold" officeooo:rsid="009cb314" style:font-weight-asian="bold" style:font-weight-complex="bold"/>
    </style:style>
    <style:style style:name="T9" style:family="text">
      <style:text-properties fo:font-weight="bold" officeooo:rsid="009ea4ef" style:font-weight-asian="bold" style:font-weight-complex="bold"/>
    </style:style>
    <style:style style:name="T10" style:family="text">
      <style:text-properties officeooo:rsid="00030c47"/>
    </style:style>
    <style:style style:name="T11" style:family="text">
      <style:text-properties officeooo:rsid="0004d6dd"/>
    </style:style>
    <style:style style:name="T12" style:family="text">
      <style:text-properties officeooo:rsid="00157b9d"/>
    </style:style>
    <style:style style:name="T13" style:family="text">
      <style:text-properties officeooo:rsid="001632a0"/>
    </style:style>
    <style:style style:name="T14" style:family="text">
      <style:text-properties officeooo:rsid="0027d130"/>
    </style:style>
    <style:style style:name="T15" style:family="text">
      <style:text-properties officeooo:rsid="004df1a0"/>
    </style:style>
    <style:style style:name="T16" style:family="text">
      <style:text-properties officeooo:rsid="00534a91"/>
    </style:style>
    <style:style style:name="T17" style:family="text">
      <style:text-properties officeooo:rsid="00583f5f"/>
    </style:style>
    <style:style style:name="T18" style:family="text">
      <style:text-properties officeooo:rsid="005de89e"/>
    </style:style>
    <style:style style:name="T19" style:family="text">
      <style:text-properties officeooo:rsid="008498d4"/>
    </style:style>
    <style:style style:name="T20" style:family="text">
      <style:text-properties officeooo:rsid="008acd30"/>
    </style:style>
    <style:style style:name="T21" style:family="text">
      <style:text-properties officeooo:rsid="00915148"/>
    </style:style>
    <style:style style:name="T22" style:family="text">
      <style:text-properties officeooo:rsid="009707ed"/>
    </style:style>
    <style:style style:name="T23" style:family="text">
      <style:text-properties officeooo:rsid="009cb314"/>
    </style:style>
    <style:style style:name="T24" style:family="text">
      <style:text-properties officeooo:rsid="009ea4ef"/>
    </style:style>
    <style:style style:name="T25" style:family="text">
      <style:text-properties fo:font-style="italic" officeooo:rsid="009cb314" style:font-style-asian="italic" style:font-style-complex="italic"/>
    </style:style>
    <style:style style:name="T26" style:family="text">
      <style:text-properties officeooo:rsid="00b80417"/>
    </style:style>
    <style:style style:name="T27" style:family="text">
      <style:text-properties fo:font-size="12pt" fo:font-weight="bold" officeooo:rsid="00030c47" style:font-size-asian="12pt" style:font-weight-asian="bold" style:font-size-complex="12pt" style:font-weight-complex="bold"/>
    </style:style>
    <style:style style:name="T28" style:family="text">
      <style:text-properties fo:font-size="12pt" fo:font-weight="bold" officeooo:rsid="00f1fd96" style:font-size-asian="12pt" style:font-weight-asian="bold" style:font-size-complex="12pt" style:font-weight-complex="bold"/>
    </style:style>
    <style:style style:name="T29" style:family="text">
      <style:text-properties fo:font-size="12pt" fo:font-weight="bold" officeooo:rsid="00f379be" style:font-size-asian="12pt" style:font-weight-asian="bold" style:font-size-complex="12pt" style:font-weight-complex="bold"/>
    </style:style>
    <style:style style:name="T30" style:family="text">
      <style:text-properties officeooo:rsid="00f9eacb"/>
    </style:style>
    <style:style style:name="T31" style:family="text">
      <style:text-properties officeooo:rsid="00fc209f"/>
    </style:style>
    <style:style style:name="T32" style:family="text">
      <style:text-properties officeooo:rsid="0100ed2d"/>
    </style:style>
    <style:style style:name="T33" style:family="text">
      <style:text-properties officeooo:rsid="01176c05"/>
    </style:style>
    <style:style style:name="T34" style:family="text">
      <style:text-properties officeooo:rsid="011dbdcb"/>
    </style:style>
    <style:style style:name="T35" style:family="text">
      <style:text-properties officeooo:rsid="0124b7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0"><text:line-break/><text:line-break/></text:span><text:span text:style-name="T28">Einsatz von BigData Technolgien (</text:span><text:span text:style-name="T27">Hadoop/HBase </text:span><text:span text:style-name="T28">mit</text:span><text:span text:style-name="T27"> Integration des Metafacture Framework</text:span><text:span text:style-name="T28">) </text:span><text:span text:style-name="T29">als Ausgangspunkt für eine zukünftige Datenmanagement-Plattform im Projekt swissbib</text:span><text:span text:style-name="T10"> <text:s text:c="3"/><text:line-break/><text:line-break/><text:line-break/>Autor: Günter Hipler, Systemarchitekt im Projekt swissbib, Universitätsbibliothek Basel<text:line-break/>Vogesenstrasse 61<text:line-break/>4056 Basel<text:line-break/>Version: 0.02<text:line-break/><text:line-break/></text:span></text:p>
      <table:table table:name="Table1" table:style-name="Table1">
        <table:table-column table:style-name="Table1.A"/>
        <table:table-column table:style-name="Table1.B"/>
        <table:table-row>
          <table:table-cell table:style-name="Table1.A1" office:value-type="string">
            <text:p text:style-name="P51">Inhalt</text:p>
          </table:table-cell>
          <table:table-cell table:style-name="Table1.B1" office:value-type="string">
            <text:p text:style-name="P46"/>
          </table:table-cell>
        </table:table-row>
        <table:table-row>
          <table:table-cell table:style-name="Table1.A2" office:value-type="string">
            <text:p text:style-name="P47">Beschreibung des Hintergrunds für die Projektarbeit</text:p>
          </table:table-cell>
          <table:table-cell table:style-name="Table1.B2" office:value-type="string">
            <text:p text:style-name="P47">S.1</text:p>
          </table:table-cell>
        </table:table-row>
        <table:table-row>
          <table:table-cell table:style-name="Table1.A2" office:value-type="string">
            <text:p text:style-name="P47">Ausgangslage für die Ziele der Projektarbeit</text:p>
          </table:table-cell>
          <table:table-cell table:style-name="Table1.B2" office:value-type="string">
            <text:p text:style-name="P47">S.3</text:p>
          </table:table-cell>
        </table:table-row>
        <table:table-row>
          <table:table-cell table:style-name="Table1.A2" office:value-type="string">
            <text:p text:style-name="P48">Definition der Projektarbeit<text:line-break/><text:span text:style-name="T30">a) Ziele<text:line-break/>b) beabsichtigtes Vorgehen</text:span></text:p>
          </table:table-cell>
          <table:table-cell table:style-name="Table1.B2" office:value-type="string">
            <text:p text:style-name="P49">S.<text:span text:style-name="T31">5</text:span><text:line-break/>S.<text:span text:style-name="T31">5</text:span><text:line-break/>S.5</text:p>
          </table:table-cell>
        </table:table-row>
        <table:table-row>
          <table:table-cell table:style-name="Table1.A2" office:value-type="string">
            <text:p text:style-name="P50"><text:span text:style-name="T32">m</text:span>ögliche Projektrisiken</text:p>
          </table:table-cell>
          <table:table-cell table:style-name="Table1.B2" office:value-type="string">
            <text:p text:style-name="P50">S.5</text:p>
          </table:table-cell>
        </table:table-row>
        <table:table-row>
          <table:table-cell table:style-name="Table1.A2" office:value-type="string">
            <text:p text:style-name="P50">weitergehende Nutzungsmöglichkeiten der Arbeit bzw. Abgrenzungen zu weiteren BigData Themen auf Basis der swissbib Plattform</text:p>
          </table:table-cell>
          <table:table-cell table:style-name="Table1.B2" office:value-type="string">
            <text:p text:style-name="P50">S.<text:span text:style-name="T33">6</text:span></text:p>
          </table:table-cell>
        </table:table-row>
      </table:table>
      <text:p text:style-name="P45"><text:span text:style-name="T10"><text:line-break/><text:line-break/><text:line-break/><text:line-break/></text:span><text:span text:style-name="T6">Beschreibung des Hintergrunds für die Projektarbeit</text:span><text:span text:style-name="T10"><text:line-break/><text:line-break/>Das Projekt swissbib an der Universitätsbibliothek Basel ist eine im Rahmen des Programms SUK-P2</text:span><text:span text:style-name="T10"><text:note text:id="ftn1" text:note-class="footnote"><text:note-citation>1</text:note-citation><text:note-body><text:p text:style-name="P2"><text:span text:style-name="T11">Für weitere Informationen v</text:span>gl. <text:a xlink:type="simple" xlink:href="https://www.swissuniversities.ch/de/organisation/projekte-und-programme/suk-p-2-wissensch-information-zugang-verarbeitung-speicherung/">https://www.swissuniversities.ch/de/organisation/projekte-und-programme/suk-p-2-wissensch-information-zugang-verarbeitung-speicherung/</text:a><text:line-break/><text:a xlink:type="simple" xlink:href="https://www.swissuniversities.ch/fileadmin/swissuniversities/Dokumente/DE/UH/SUK_P-2/Abstract_swissbib.pdf">https://www.swissuniversities.ch/fileadmin/swissuniversities/Dokumente/DE/UH/SUK_P-2/Abstract_swissbib.pdf</text:a></text:p></text:note-body></text:note></text:span><text:span text:style-name="T10"> durch swissuniversities geförderte öffentliche Serviceplattform für Daten- und Suchdienste. Die bibliographischen Metadaten aller schweizerischen Universitätsbibliotheken, der Nationalbibliothek, einzelner Kantonalbibliotheken, <text:s/>diverser Dokumentenrepositories sowie zusätzlichen Spezialsammlungen z.B. aus Archiven werden in einem Datenhub aufbereitet</text:span><text:span text:style-name="T10"><text:note text:id="ftn2" text:note-class="footnote"><text:note-citation>2</text:note-citation><text:note-body><text:p text:style-name="P38">Für eine Zusammenstellung der beteiligten Institutionen: <text:a xlink:type="simple" xlink:href="https://www.swissbib.ch/Libraries">https://www.swissbib.ch/Libraries</text:a> </text:p></text:note-body></text:note></text:span><text:span text:style-name="T10">. Dieser Datenhub ist Grundlage für interaktive Services (Information Retrieval durch Forschende, Studenten und die interessierte Öffentlichkeit)</text:span><text:span text:style-name="T10"><text:note text:id="ftn3" text:note-class="footnote"><text:note-citation>3</text:note-citation><text:note-body><text:p text:style-name="P3"><text:a xlink:type="simple" xlink:href="https://www.swissbib.ch/">https://www.swissbib.ch</text:a> </text:p></text:note-body></text:note></text:span><text:span text:style-name="T10"> oder APIs, die wiederum von anderen services für ihre Zwecke genutzt werden können. <text:line-break/><text:line-break/>Durch die Aufbereitung im Datenhub werden ca. 35 Millionen Datensätze der einzelnen Institutionen mittels Deduplizierungsmechanismen auf ca. 21 Millionen Aufnahmen zusammengefasst. Diese 21 Millionen Entities werden über Clusteringverfahren (Zusammenfassung von ähnlichen Aufnahmen wie zum Beispiel mehere Auflagen eines Werkes) sowie Verlinkung und Anreicherung mit externen Objekten nochmals veredelt.<text:line-break/><text:line-break/>Neben diesen bibliographischen Beschreibungen, aktuell mehrheitlich physikalischer Medien, werden in Zukunft verstärkt Beschreibungen digital zugänglicher Objekte mit aufgenommen werden. Dies werden zu </text:span><text:soft-page-break/><text:span text:style-name="T10">Beginn vor allem strukturierte Metadaten von Artikeln sein </text:span><text:span text:style-name="T10"><text:note text:id="ftn4" text:note-class="footnote"><text:note-citation>4</text:note-citation><text:note-body><text:p text:style-name="P4">Vgl. die aktuelle Zusammenarbeit mit dem Projekt Nationallizenzen <text:a xlink:type="simple" xlink:href="http://swissbib.blogspot.ch/2016/03/national-licences-and-article-metadata.html">http://swissbib.blogspot.ch/2016/03/national-licences-and-article-metadata.html</text:a> </text:p></text:note-body></text:note></text:span><text:span text:style-name="T10">, weniger strukturierte Beschreibungen wie beispielsweise Forschungsdaten sind jedoch nicht ausgeschlossen.<text:line-break/><text:line-break/>Die swissbib Plattform ist damit für den Einsatz von Methoden und Verfahren aus dem Forschungsbereich “Big Data” sehr geeignet. Die häufig genannten Kriterien für eine Definition von Big Data sind anwendbar:<text:line-break/>1) Volume: 35 Millionen </text:span><text:span text:style-name="T10"><text:note text:id="ftn5" text:note-class="footnote"><text:note-citation>5</text:note-citation><text:note-body><text:p text:style-name="P11">Todo: die Zahl nochmals verifizieren</text:p></text:note-body></text:note></text:span><text:span text:style-name="T10">initiale Objekte sind sicherlich eine Einstiegsgrösse für “BigData”. Mit zusätzlichen Artikeldaten kann die Grenze von 100 Millionen schnell überschritten werden. Werden die bisherigen klassischen dokumentenorientierten Beschreibungen nach den Methoden des semantischen Webs zur besseren Verlinkung in einzelne Konzepte aufgebrochen</text:span><text:span text:style-name="T10"><text:note text:id="ftn6" text:note-class="footnote"><text:note-citation>6</text:note-citation><text:note-body><text:p text:style-name="P6">Dies ist Aufgabe des Partnerprojekts <text:a xlink:type="simple" xlink:href="http://linked.swissbib.ch/">http://linked.swissbib.ch</text:a> <text:s/>Weitere Informationen dazu finden sich u.a. in verschiedenen Blogbeiträgen: <text:a xlink:type="simple" xlink:href="http://swissbib.blogspot.ch/2014/06/considerations-for-development-of.html"><text:span text:style-name="T13">http://swissbib.blogspot.ch/2014/06/considerations-for-development-of.html</text:span></text:a><text:span text:style-name="T13"> </text:span><text:s text:c="3"/><text:a xlink:type="simple" xlink:href="http://swissbib.blogspot.ch/2016/04/swissbib-data-goes-linked-teil-1.html">http://swissbib.blogspot.ch/2016/04/swissbib-data-goes-linked-teil-1.html</text:a> <text:a xlink:type="simple" xlink:href="http://swissbib.blogspot.ch/2016/04/swissbib-data-goes-linked-teil-2.html"><text:span text:style-name="T12">http://swissbib.blogspot.ch/2016/04/swissbib-data-goes-linked-teil-2.html</text:span></text:a><text:span text:style-name="T12"> </text:span></text:p></text:note-body></text:note></text:span><text:span text:style-name="T10">, ist bereit jetzt die 100 Millionen Grenze erreicht </text:span><text:span text:style-name="T10"><text:note text:id="ftn7" text:note-class="footnote"><text:note-citation>7</text:note-citation><text:note-body><text:p text:style-name="P5">Vgl. <text:a xlink:type="simple" xlink:href="http://lodsearch.swissbib.ch/testsb/_search">http://lodsearch.swissbib.ch/testsb/_search</text:a> </text:p></text:note-body></text:note></text:span><text:span text:style-name="T10"> <text:s text:c="3"/><text:line-break/>2) Velocity: Die Daten der swissbib Plattform sind in ständiger Veränderung. Eine Initialisierungsphase, bei der Entities aus den verschiedenen Datenquellen (aktuell rund 20) geladen und aufbereitet werden (Deduplizierung, Clustering, Anreicherung) benötigt mit der aktuellen Technologie nicht unter 14 Tage.<text:line-break/>Nach der Initialisierung wird der Datenhub mit den Ergebnissen der täglichen Arbeit der BibliothekarInnen aus den verschiedenen Quellen jede Nacht aktualisiert. Im Tagesdurchschnitt sind dies zwischen 50.000 und 300.00 Messages. Der aktuelle Datenhub, dessen Storagesystem auf relationaler Datenbanktechnik beruht, benötigt hierfür in der Regel 2 bis 6 Stunden.<text:line-break/>3) Variety: Metadaten sind per Definition relativ stark strukturierte Daten. Allerdings gibt es alleine im Bibliotheksbereich eine Vielzahl unterschiedlicher Formate, auch wenn aktuell der noch traditionelle MARC Standard</text:span><text:span text:style-name="T10"><text:note text:id="ftn8" text:note-class="footnote"><text:note-citation>8</text:note-citation><text:note-body><text:p text:style-name="P7">Vgl. <text:a xlink:type="simple" xlink:href="https://www.loc.gov/marc/">https://www.loc.gov/marc/</text:a> </text:p></text:note-body></text:note></text:span><text:span text:style-name="T10"> vorherrschend ist. Andere Formate, die sich auch in der Struktur unterscheiden, müssen jedoch berücksichtigt werden. So sind bspw. Archivdaten <text:s/>stark hierarchisiert während im Bibliotheksbereich eher flache Strukturen vorherrschend sind. Durch die zunehmende Verlinkung sind weitere Formate von hoher Relevanz (bspw. RDF mit seinen unterschiedlichen Serialisierungen</text:span><text:span text:style-name="T10"><text:note text:id="ftn9" text:note-class="footnote"><text:note-citation>9</text:note-citation><text:note-body><text:p text:style-name="P8"><text:a xlink:type="simple" xlink:href="https://www.w3.org/RDF/">https://www.w3.org/RDF/</text:a> </text:p></text:note-body></text:note></text:span><text:span text:style-name="T10"> oder Beacon</text:span><text:span text:style-name="T10"><text:note text:id="ftn10" text:note-class="footnote"><text:note-citation>10</text:note-citation><text:note-body><text:p text:style-name="P8"><text:a xlink:type="simple" xlink:href="https://meta.wikimedia.org/wiki/Dynamic_links_to_external_resources">https://meta.wikimedia.org/wiki/Dynamic_links_to_external_resources</text:a> </text:p></text:note-body></text:note></text:span><text:span text:style-name="T10">). Potentielle Forschungsdaten vergrössern die 'Variety' nochmals. <text:s/>Es werden also Verfahren benötigt, die zumindest semi-struktierte Daten verarbeiten können.</text:span></text:p>
      <text:p text:style-name="P40"><text:span text:style-name="T14">4) Veracity: Hierunter wird häufig die Richtigkeit und Echtheit der Daten zusammengefasst </text:span><text:span text:style-name="T14"><text:note text:id="ftn11" text:note-class="footnote"><text:note-citation>11</text:note-citation><text:note-body><text:p text:style-name="P9">Todo: Quellenangabe</text:p></text:note-body></text:note></text:span><text:span text:style-name="T14"> Während die Echtheit der Daten aus dem institutionellen Umfeld i.d.R. wohl kaum angezweifelt werden muss, ist die Richtigkeit schon eher fraglich. Die traditionelle Erstellung von Metadaten ist “Menschenwerk” und unterliegt damit einer intellektuellen Kontrolle. Die Beschreibungen digitaler Objekte (bspw. Artikeldaten) sind jedoch immer mehr das Ergebnis maschineller Prozesse. Verfahren sollten deshalb Möglichkeiten kennen, die Richtigkeit anhand von ausgewählten Kriterien zu analysieren. <text:line-break/>Neben der Richtigkeit von Daten ist das Thema Lizenzierung im Bereich Metadaten aktuell von grösserer Bedeutung. Kaufen Bibliothen sog. Fremddaten als Ergebnis maschineller Prozesse (bspw. von Verlagen) und vermischen diese mit Daten aus anderen Quellen, stellt sich die Frage, in welcher Form das gesamte Dataset anderen services zur weiteren Nutzung bereitgestellt werden kann</text:span><text:span text:style-name="T14"><text:note text:id="ftn12" text:note-class="footnote"><text:note-citation>12</text:note-citation><text:note-body><text:p text:style-name="P10">Daten sollten wenn immer möglich unter einer CC0 Lizenz bereitgestellt werden. <text:a xlink:type="simple" xlink:href="https://creativecommons.org/publicdomain/zero/1.0/deed.de">https://creativecommons.org/publicdomain/zero/1.0/deed.de</text:a> </text:p></text:note-body></text:note></text:span><text:span text:style-name="T14">. BigData sollte damit Mechanismen ermöglichen, mit denen evtl. nur Teile eines gesamten datasets anderen Diensten zur Weiternutzung angeboten werden. <text:s text:c="5"/><text:line-break/> <text:line-break/></text:span></text:p>
      <text:p text:style-name="P41"><text:soft-page-break/>Die aktuelle swissbib Plattform, die <text:span text:style-name="T15">sich </text:span>seit Februar 2010 <text:span text:style-name="T15">im produktiven Einsatz befindet, folgt einem konsequenten Architekturmuster. Die notwendigen Komponenten<text:line-break/>- data ingestion und pre-processing<text:line-break/>- data management und enrichement (data hub)<text:line-break/>- document processing (für Suchmaschinen)<text:line-break/>- Search engine layer<text:line-break/>- Komponenten für Benutzer- und Maschinenservices</text:span></text:p>
      <text:p text:style-name="P41"><text:span text:style-name="T16">sind voneinader unabhängig in einzelnen layern angeordnet und kommunizieren ausschliesslich über Schnittstellen miteinander. Diese Schnittstellen sind nicht nur intern verfügbar sondern werden grösstenteils auch externen services bereitgestellt.</text:span><text:span text:style-name="T16"><text:note text:id="ftn13" text:note-class="footnote"><text:note-citation>13</text:note-citation><text:note-body><text:p text:style-name="P12">Eine nicht mehr ganz aktuelle aber die Grundprinzipien immer noch korrekt beschreibende Übersicht zur Architektur findet sich hier: <text:a xlink:type="simple" xlink:href="http://swissbib.blogspot.ch/2013/12/overview-and-advantages-of-layered.html">http://swissbib.blogspot.ch/2013/12/overview-and-advantages-of-layered.html</text:a> </text:p></text:note-body></text:note></text:span><text:span text:style-name="T16"> Dies ermöglichte es, einzelne Komponenten im Laufe der Zeit auszuwechseln, wenn sich die äusseren Umstände veränderten. So wurde aus einer nahezu 100% kommerziellen Lösung eine Plattform, die zu einem grossen Teil auf Open Source Komponenten beruht</text:span><text:span text:style-name="T16"><text:note text:id="ftn14" text:note-class="footnote"><text:note-citation>14</text:note-citation><text:note-body><text:p text:style-name="P13">s. auch <text:a xlink:type="simple" xlink:href="https://github.com/swissbib/">https://github.com/swissbib/</text:a> <text:s/><text:span text:style-name="T17">und </text:span><text:a xlink:type="simple" xlink:href="https://github.com/linked-swissbib"><text:span text:style-name="T17">https://github.com/linked-swissbib</text:span></text:a><text:span text:style-name="T17"> Ausgetauscht wurden vor allem die layer der Suchmaschine (von Fast zu SOLR), der Präsentationskomponente (kommerzielles Produkt zu </text:span><text:a xlink:type="simple" xlink:href="http://vufind-org.github.io/vufind/"><text:span text:style-name="T17">http://vufind-org.github.io/vufind/</text:span></text:a><text:span text:style-name="T17"> sowie der ingest Komponente)</text:span></text:p></text:note-body></text:note></text:span><text:span text:style-name="T16"> Der Leitgedanke von swissbib ist nicht von einem sich gegenseitig ausschliessenden “make or buy” sondern von einem sich je nach den Umständen ergebenden “make and buy” geprägt. Dies machte den service in einer sich permanent verändernden Umwelt sehr flexibel und agil. <text:s/></text:span></text:p>
      <text:p text:style-name="P42"><text:s text:c="4"/><text:line-break/><text:line-break/><text:line-break/><text:line-break/><text:span text:style-name="T7">Ausgangslage für die Ziele der Projektarbeit</text:span><text:line-break/><text:line-break/><text:span text:style-name="T35">Von Beginn an setzen wir beim Datenhub auf die CBS genannte Komponente der Fa. OCLC. Diese wird vor allem bei grösseren Verbünden als zentraler Katalog (interaktiver Nutzerbetrieb) sowie Managementlösung für Metadaten eingesetzt</text:span><text:span text:style-name="T35"><text:note text:id="ftn15" text:note-class="footnote"><text:note-citation>15</text:note-citation><text:note-body><text:p text:style-name="P14"><text:a xlink:type="simple" xlink:href="https://www.oclc.org/de-DE/publications/newsletters/enews/2013/33/de-04.html">https://www.oclc.org/de-DE/publications/newsletters/enews/2013/33/de-04.html</text:a> </text:p></text:note-body></text:note></text:span><text:span text:style-name="T35">. In swissbib kennen wir keinen Nutzerdialog, die von uns genutzen Prozesse zur Deduplizierung, Anreicherung und Clustering sind automatisiert und batchbasiert. Mit der Komponente CBS steht durch den bereits langen Betrieb und die immer noch intensive Nutzung in grossen Verbünden eine Menge KnowHow zum Datenmangement bereit. Die Verkettung einzelner Komponenten auf der OS-Ebene ergibt vielfältige Möglichkeiten für Datentransformationen. Storagesystem ist eine relationale Datenbank (Sybase, von der Leistungsfähigkeit mit Oracle vergleichbar). In dieser Kombination bietet das System für das Datenmanagement leistungsfähigere und flexibere Möglichkeiten für NutzerInnen als heute verfügbare cloudbasierte Systeme von Firmen wie ExLibris</text:span><text:span text:style-name="T35"><text:note text:id="ftn16" text:note-class="footnote"><text:note-citation>16</text:note-citation><text:note-body><text:p text:style-name="P15"><text:a xlink:type="simple" xlink:href="http://www.exlibrisgroup.com/category/AlmaOverview">http://www.exlibrisgroup.com/category/AlmaOverview</text:a> </text:p></text:note-body></text:note></text:span><text:span text:style-name="T35"> oder OCLC</text:span><text:span text:style-name="T35"><text:note text:id="ftn17" text:note-class="footnote"><text:note-citation>17</text:note-citation><text:note-body><text:p text:style-name="P16"><text:a xlink:type="simple" xlink:href="https://www.oclc.org/worldshare.en.html">https://www.oclc.org/worldshare.en.html</text:a> </text:p></text:note-body></text:note></text:span><text:span text:style-name="T35"> Während OCLC seinen grossen Datenpool Worldcat auf Hadoop und HBase gestützte Verfahren umgestellt hat</text:span><text:span text:style-name="T35"><text:note text:id="ftn18" text:note-class="footnote"><text:note-citation>18</text:note-citation><text:note-body><text:p text:style-name="P17"><text:a xlink:type="simple" xlink:href="https://www.oclc.org/news/releases/2013/201329dublin.en.html">https://www.oclc.org/news/releases/2013/201329dublin.en.html</text:a> </text:p></text:note-body></text:note></text:span><text:span text:style-name="T35"> sind mir bisher keine Informationen zugänglich, dass dies bei anderen Firmen in ähnlicher Weise fortgeschritten ist. Ich vermute, dass dort die relationale Technik noch vorherrschend ist. <text:line-break/><text:line-break/><text:line-break/>Obwohl CBS als das aktuelle 'Arbeitspferd' im Bereich data management für swissbib gesetzt ist, ist die Perspektive eines end-of-live absehbar. Zum einen, weil der Hersteller OCLC KundInnen verstärkt auf die cloud-basierte Lösung lenken möchte und deshalb die Maintenance ab einem jetzt nicht definierten Zeitpunkt einstellen wird, zum anderen weil traditionelle relationale Techniken im heutigen Umfeld wie beschrieben an Grenzen stossen (werden). Das swissbib Team stellt sich auf eine Perspektive von 5 bis max. 10 Jahren ein, innerhalb der ein produktiv nutzbarer Ersatz für die data-hub Funktionalität gefunden sein sollte. <text:s text:c="3"/><text:line-break/></text:span><text:soft-page-break/><text:span text:style-name="T35">Bereits im <text:s/>Jahre 2012 wurden wir auf das Projekt Culturegraph</text:span><text:span text:style-name="T35"><text:note text:id="ftn19" text:note-class="footnote"><text:note-citation>19</text:note-citation><text:note-body><text:p text:style-name="P18"><text:a xlink:type="simple" xlink:href="http://www.dnb.de/DE/Wir/Projekte/Abgeschlossen/culturegraph.html">http://www.dnb.de/DE/Wir/Projekte/Abgeschlossen/culturegraph.html</text:a> </text:p></text:note-body></text:note></text:span><text:span text:style-name="T35"> der Deutschen Nationalbibliothek aufmerksam. Wenige Monate später nahmen die Überlegungen konkretere Formen an</text:span><text:span text:style-name="T35"><text:note text:id="ftn20" text:note-class="footnote"><text:note-citation>20</text:note-citation><text:note-body><text:p text:style-name="P18"><text:a xlink:type="simple" xlink:href="http://lists.dnb.de/pipermail/culturegraph/2013-June/000070.html">http://lists.dnb.de/pipermail/culturegraph/2013-June/000070.html</text:a> </text:p></text:note-body></text:note></text:span><text:line-break/><text:span text:style-name="T19">Die wesentliche Komponente von Culturegraph ist das Framework Metafacture</text:span><text:span text:style-name="T19"><text:note text:id="ftn21" text:note-class="footnote"><text:note-citation>21</text:note-citation><text:note-body><text:p text:style-name="P19"><text:a xlink:type="simple" xlink:href="https://github.com/culturegraph/metafacture-core">https://github.com/culturegraph/metafacture-core</text:a> </text:p></text:note-body></text:note></text:span><text:span text:style-name="T19"> <text:s/>Metafacture besteht im wesentlichen aus 3 Komponenten</text:span><text:span text:style-name="T19"><text:note text:id="ftn22" text:note-class="footnote"><text:note-citation>22</text:note-citation><text:note-body><text:p text:style-name="P20"><text:a xlink:type="simple" xlink:href="https://github.com/culturegraph/metafacture-core/wiki">https://github.com/culturegraph/metafacture-core/wiki</text:a> </text:p></text:note-body></text:note></text:span><text:span text:style-name="T19">:<text:line-break/>a) Klassen und Interfaces für die Entwicklung von data-pipelines (häufig auf workflows genannt)<text:line-break/>b) einer Domain Specific Language (DSL, Metamorph genannt</text:span><text:span text:style-name="T19"><text:note text:id="ftn23" text:note-class="footnote"><text:note-citation>23</text:note-citation><text:note-body><text:p text:style-name="P22">Für weitergehende Hintergrundinformationen s. auch: <text:a xlink:type="simple" xlink:href="http://www.dlib.org/dlib/may15/boehme/05boehme.html">http://www.dlib.org/dlib/may15/boehme/05boehme.html</text:a> sowie <text:a xlink:type="simple" xlink:href="http://b3e.net/metamorph-book/latest/datamodel.html">http://b3e.net/metamorph-book/latest/datamodel.html</text:a> </text:p></text:note-body></text:note></text:span><text:span text:style-name="T19">) die es auch Domainexperten (nicht SoftwareentwicklerInnen) ermöglicht, Datentransformationen und Verlinkungen zu definieren<text:line-break/>c) einer zusätzlichen DSL (Flux) zur Erstellung von workflows mit den Komponenten aus a)</text:span></text:p>
      <text:p text:style-name="P43"><text:span text:style-name="T20">Neben der Nutzung von Flux kann man die java-library auch direkt in eigenen Komponenten einsetzen. <text:line-break/><text:line-break/>Im Rahmen des ebenfalls von swissuniversities geförderten Projekts linked-swissbib</text:span><text:span text:style-name="T20"><text:note text:id="ftn24" text:note-class="footnote"><text:note-citation>24</text:note-citation><text:note-body><text:p text:style-name="P28"><text:a xlink:type="simple" xlink:href="https://www.swissuniversities.ch/de/organisation/projekte-und-programme/suk-p-2-wissensch-information-zugang-verarbeitung-speicherung/laufende-projekte/">https://www.swissuniversities.ch/de/organisation/projekte-und-programme/suk-p-2-wissensch-information-zugang-verarbeitung-speicherung/laufende-projekte/</text:a> </text:p></text:note-body></text:note></text:span><text:span text:style-name="T20"> konnten wir erste Erfahrungen im Umgang mit Metafacture sammeln. Sämtliche workflows für die Transformation von Daten im klassischen Bibliotheksformat MARC in ein RDF Modell mit anschliessender Serialisierung kompletter RDF Subjekte (nicht Triples) in einer Elasticsearch-Engine, sowie Integration von verlinkten Informationen zur Datenanreicherung (DBPedia, VIAF</text:span><text:span text:style-name="T20"><text:note text:id="ftn25" text:note-class="footnote"><text:note-citation>25</text:note-citation><text:note-body><text:p text:style-name="P37"><text:a xlink:type="simple" xlink:href="http://viaf.org/">http://viaf.org/</text:a> </text:p></text:note-body></text:note></text:span><text:span text:style-name="T20">) basieren auf dem Metafacture Framework </text:span><text:span text:style-name="T20"><text:note text:id="ftn26" text:note-class="footnote"><text:note-citation>26</text:note-citation><text:note-body><text:p text:style-name="P21">Vgl. <text:a xlink:type="simple" xlink:href="https://github.com/linked-swissbib/mfWorkflows/tree/master/src/main/resources/transformation">https://github.com/linked-swissbib/mfWorkflows/tree/master/src/main/resources/transformation</text:a> </text:p></text:note-body></text:note></text:span><text:span text:style-name="T20"> Im Bereich des data managements hat die (Bibliotheks-) Open Source community in den letzten zwei Jahren weitere Akzente gesetzt. An dieser Stelle sei neben Metafacture vor allem das Projekt Catmandu / Librecat genannt</text:span><text:span text:style-name="T20"><text:note text:id="ftn27" text:note-class="footnote"><text:note-citation>27</text:note-citation><text:note-body><text:p text:style-name="P23"><text:a xlink:type="simple" xlink:href="http://librecat.org/Catmandu/">http://librecat.org/Catmandu/</text:a> </text:p></text:note-body></text:note></text:span><text:span text:style-name="T20"> <text:s/>Die Gründe für seine Metafacture-Präferenz hat der Autor in diesem Blogbeitrag zusammengefasst </text:span><text:span text:style-name="T20"><text:note text:id="ftn28" text:note-class="footnote"><text:note-citation>28</text:note-citation><text:note-body><text:p text:style-name="P24"><text:a xlink:type="simple" xlink:href="http://swissbib.blogspot.ch/2014/06/considerations-for-development-of.html">http://swissbib.blogspot.ch/2014/06/considerations-for-development-of.html</text:a> </text:p></text:note-body></text:note></text:span><text:span text:style-name="T20"><text:line-break/><text:line-break/><text:line-break/>Metafacture eignet sich aufgrund der eingesetzten Pattern zur Datenanalyse sowie der verwendeten Streaming Architektur grundsätzlich für den Einsatz auf Basis eines Hadoop Clusters (Map/Reduce processing) und eines NoSQL storage Systems wie HBase. Im Rahmen des Projekts metafacture_cluster wurden dafür auch Erweiterungen entwickelt</text:span><text:span text:style-name="T20"><text:note text:id="ftn29" text:note-class="footnote"><text:note-citation>29</text:note-citation><text:note-body><text:p text:style-name="P25"><text:a xlink:type="simple" xlink:href="https://github.com/culturegraph/metafacture-cluster">https://github.com/culturegraph/metafacture-cluster</text:a> </text:p></text:note-body></text:note></text:span><text:span text:style-name="T20"> und der Grossteil der bibliothekarischen Beschreibungen aus Bibliotheken in Deutschland und Österreich geclustert und somit in Bündeln zusammengefasst.</text:span><text:span text:style-name="T20"><text:note text:id="ftn30" text:note-class="footnote"><text:note-citation>30</text:note-citation><text:note-body><text:p text:style-name="P26">Vgl. <text:a xlink:type="simple" xlink:href="http://www.culturegraph.org/Subsites/culturegraph/SharedDocs/Downloads/Vortraege/SWIB2011culturegraph.pdf"><text:span text:style-name="T21">http://www.culturegraph.org/Subsites/culturegraph/SharedDocs/Downloads/Vortraege/SWIB2011culturegraph.pdf</text:span></text:a><text:span text:style-name="T21"> </text:span></text:p></text:note-body></text:note></text:span><text:span text:style-name="T20"> Während swissbib bspw. für ein initiales Laden der Daten in den Datenhub mit relationaler Technik wie beschrieben rund 14 Tage benötigt, ist metafacture cluster mit einem doppelt so grossen dataset (rund 80 Millionen) <text:s/>in der Lage, dies innerhalb weniger Stunden zu erreichen. Auch wenn Details des Clustering aufgrund der langjährigen Entwicklung innerhalb von CBS noch ausgereifter sein mögen, ist dies genau der Ansatz, wie wir ihn als mögliche Alternative für unseren Datenhub benötigen. Dies zeigt auch der Weg von OCLC mit seinem zentralen Worldcat. Auch dort begann man, wie bereits gesagt, vor gut zwei Jahren mit der Umstellung hin zu BigData Technologie auf Basis von Hadoop/HBase</text:span><text:line-break/></text:p>
      <text:p text:style-name="P44"><text:span text:style-name="T22">Obwohl Metafacture stark in die produktiven workflows der DNB eingebunden ist und auch andere Institutionen dieses Framework für ihre Zwecke nutzen</text:span><text:span text:style-name="T22"><text:note text:id="ftn31" text:note-class="footnote"><text:note-citation>31</text:note-citation><text:note-body><text:p text:style-name="P27"><text:a xlink:type="simple" xlink:href="https://github.com/culturegraph/metafacture-core/wiki/Who-uses-Metafacture">https://github.com/culturegraph/metafacture-core/wiki/Who-uses-Metafacture</text:a> </text:p></text:note-body></text:note></text:span><text:span text:style-name="T22">, hat sich das cluster Projekt bisher nicht aus einer Phase des Prototyps weiterentwickelt. Dafür können wohl unterschiedliche Gründe genannt werden, einer möglicherweise, dass der damalige Lead-Entwickler für den cluster die DNB unterdessen verlassen hat.<text:line-break/></text:span><text:soft-page-break/><text:span text:style-name="T22"><text:line-break/></text:span><text:line-break/><text:line-break/><text:line-break/><text:span text:style-name="T8">Definition der Projektarbeit</text:span><text:span text:style-name="T23"><text:line-break/><text:line-break/>A</text:span><text:span text:style-name="T25">) Ziele</text:span><text:span text:style-name="T23"><text:line-break/>Nachdem bisher bereits einiges an Vorarbeit (sowohl gedanklich aber auch umsetzend) für den Einsatz von BigData Technologie im Projekt swissbib geleistet wurde (namentlich durch den Einsatz von NoSQL Speichersystemen <text:s/>wie Searchserver und MongoDB) <text:s/>soll die Projektarbeit nun dazu genutzt werden, wesentliche Fortschritte in der Evaluation möglicher Konzepte für ein alternatives Datamanagementsystem auf Basis moderner BigData Technologien zu erzielen. Dem Projekt swissbib stellt sich aktuell die Frage, ob der vor drei Jahren von der DNB entwickelte Prototyp auf Basis der erwähnten Komponenten ein potentieller Kandidat für ein Datenmanagementsystem ist und wenn (grundsätzlich) ja, welche Entwicklungen der letzten drei Jahre im Umfeld von BigData seinerzeit noch nicht berücksichtigt wurden. Die Ergebnisse der Arbeit sollten helfen, Antworten auf diese Fragen zu finden.<text:line-break/><text:line-break/>Dafür sehe ich im Moment folgende Arbeitspakete:<text:line-break/> <text:line-break/>a) Analyse und Evaluation des vorhandenen Prototyps metafacture_cluster für die Nutzung als Datenhub im Projekt swissbib<text:line-break/>b) Erstellung eines Konzepts, wie ein Hadoop cluster in das bestehende Umfeld eingeführt werden könnte.<text:line-break/>c) wenn möglich, erste prototypische Umsetzungen im swissbib Umfeld<text:line-break/>d) Aufzeigen von möglichen weitergehenden Nutzungsmöglichkeiten der neuen Methoden und Verfahren für swissbib aber auch für die Bibliothekscommunity. <text:line-break/><text:line-break/>B</text:span><text:span text:style-name="T25">) beabsichtigtes Vorgehen</text:span><text:span text:style-name="T23"><text:line-break/>a) Verschaffen eines Überblicks über die Bausteine des Repositories<text:line-break/>b) Verstehen der Zusammenhänge vor allem mit dem core repository von Metafacture<text:line-break/>c) Aufsetzen eines Metafacture clusters mit HBase Integration.<text:line-break/>d) Entwickeln eines ersten Datenmodells für den storage von bibliographischen Beschreibungen (soweit noch nicht vorhanden)<text:line-break/>e) Erarbeiten der Möglichkeiten zum Schreiben von Unittests innerhalb einer Hadoop Umgebung<text:line-break/>f) <text:s/>Laden zumindest eines Teils des vorhandenen swissbib datasets in den HBase storage<text:line-break/>g) Schreiben von Testcases um zumindest einen Teil der zukünftigen workflows <text:line-break/><text:line-break/><text:line-break/></text:span><text:span text:style-name="T8">mögliche Projektrisiken</text:span><text:span text:style-name="T23"><text:line-break/><text:line-break/>Der Autor hat sich zum Ziel gesetzt, den momentanen Stillstand in der Weiterentwicklung von metafacture_cluster zu beenden und wenn möglich, Impulse für die weitere Nutzung nicht nur innerhalb des Projekts swissbib zu geben. Da nach meinem aktuellen Kenntnisstand niemand konkret an der Weiterentwicklung arbeitet, möchte ich zum jetzigen Zeitpunkt keine Zusagen machen, ob am Ende der <text:s/>Projektarbeit ein komplett lauffähiges System vorhanden ist. Aus diesem Grund sind die Projektziele auch ein wenig genereller formuliert und bewegen sich zum Teil noch auf der Ebene der Konzeptebene. Der Autor ist jedoch zuversichtlich, auch nachdem er erste positive Rückmeldungen aus der DNB mit Interesse für eine solche Arbeit erhalten hat, die Ergebnisse der Projektarbeit für nächste Schritte nutzen zu können. <text:s/><text:line-break/></text:span><text:line-break/><text:line-break/><text:line-break/><text:line-break/><text:soft-page-break/><text:line-break/><text:line-break/><text:line-break/><text:span text:style-name="T9">weitergehende Nutzungsmöglichkeiten der Arbeit bzw. Abgrenzungen zu möglichen weiteren BigData Themen auf Basis der swissbib Plattform</text:span><text:span text:style-name="T24"><text:line-break/><text:line-break/>Wie aus den Hintergründen zur Projektbeschriebung wohl ersichtlich wird, bietet die swissbib Plattform nicht zuletzt durch ihren layerbasierten und offenen Charakter die Möglichkeiten, weitere Entwicklungen der rasanten BigData Welt zu integrieren. Der Autor hat sich im Rahmen dieser Arbeit aber bewusst für die Analyse der bereits im Jahre 2013 entwickelten Komponente als mögliche Alternative für unsereren Datenhub entschieden, weil er dies als zentralen Ausgangspunkt für nächste Schritte ansieht. Folgend eine Liste von möglichen weitergehenden oder parallelen Themen, die nicht Thema der Projektarbeit sein können:<text:line-break/><text:line-break/>a) Umstellung der aktuell genutzten contentCollector Komponente</text:span><text:span text:style-name="T24"><text:note text:id="ftn32" text:note-class="footnote"><text:note-citation>32</text:note-citation><text:note-body><text:p text:style-name="P29">Jetzt eine Eigenentwicklung basierend auf Python: <text:a xlink:type="simple" xlink:href="https://github.com/swissbib/contentCollector">https://github.com/swissbib/contentCollector</text:a> </text:p></text:note-body></text:note></text:span><text:span text:style-name="T24">, mit der jede Nacht die Aktualisierungen aller Datensourcen eingesammelt werden, auf das mittlerweile sehr verbreitete message-system <text:s/>Kafka</text:span><text:span text:style-name="T24"><text:note text:id="ftn33" text:note-class="footnote"><text:note-citation>33</text:note-citation><text:note-body><text:p text:style-name="P30"><text:a xlink:type="simple" xlink:href="http://kafka.apache.org/">http://kafka.apache.org/</text:a> </text:p></text:note-body></text:note></text:span><text:span text:style-name="T24"> Dieses lässt sich hervorragend mit Komponenten aus dem Hadoop ecosystem kombinieren. Die für unsere Zwecke zwar sehr flexible aber selbst entwickelte Komponente könnte durch Standardkomponenten zumindest ergänzt und in den Einsatzzwecken sicherlich erweitert werden. Dieses Thema eigenet sich nach Ansicht des Autors auch sehr gut für eine weitere Semesterarbeit (auch parallel zu der hier vorgeschlagenen) <text:s text:c="2"/><text:line-break/><text:line-break/>b) stärkere Integration der vorhandenen Suchmaschinentechnologie mit dem Hadoop Ecosystem.<text:line-break/>Aktuell setzen wir für unser produktives Discovery im traditionellen Umfeld auf den SOLR Searchserver. Dies wird für die nächste absehbare Zeit so wohl auch noch bleiben. Für das linked-swissbib Projekt haben wir uns aus verschiendensten Gründen für Elasticsearch entschieden. Im engeren Bibliotheksumfeld der Schweiz gibt es hier seit kurzem ebenfalls weitere Aktivitäten, wodurch sich vielversprechende Kooperationen ergeben könnten. An dieser Stelle sei das rero-doc Projekt des Westschweizer Verbundes genannt</text:span><text:span text:style-name="T24"><text:note text:id="ftn34" text:note-class="footnote"><text:note-citation>34</text:note-citation><text:note-body><text:p text:style-name="P31">Vgl. <text:a xlink:type="simple" xlink:href="http://www.meetup.com/elasticsearch-switzerland/events/228575828/">http://www.meetup.com/elasticsearch-switzerland/events/228575828/</text:a> <text:span text:style-name="T26">und </text:span><text:a xlink:type="simple" xlink:href="https://www.elastic.co/videos/the-use-of-elasticsearch-in-the-context-of-library-systems"><text:span text:style-name="T26">https://www.elastic.co/videos/the-use-of-elasticsearch-in-the-context-of-library-systems</text:span></text:a><text:span text:style-name="T26"> </text:span></text:p></text:note-body></text:note></text:span><text:span text:style-name="T24">. <text:s/>Obwohl Elasticsearch hier mittlerweile auch Möglichkeiten bietet (siehe Hinweis unter c) deises Abschnitts) bietet SOLR im Moment wohl noch eine stärkere Integration im Hadoop Umfeld durch die gute Einbindung in die Distributionen der grösseren player im BigData Umfeld (Cloudera, HortonWorks u.a. ) an. Spätestens in der zweiten Hälfte 2016 werden wir unsere bisherige Master/Slave Architektur auf den jetzt zum Standard gewordenen SolrCloud Modus umstellen. Zu prüfen wäre hier bspw. dann die Indexierung auf Basis eines HDFS storage systems.<text:line-break/><text:line-break/>c) metafacture_cluster wurde im Jahre 2013 entwickelt und eingesetzt. Unterdessen sind drei Jahre vergangen, im BigData Umfeld eine kleine Ewigkeit. Technologien wie Spark</text:span><text:span text:style-name="T24"><text:note text:id="ftn35" text:note-class="footnote"><text:note-citation>35</text:note-citation><text:note-body><text:p text:style-name="P33"><text:a xlink:type="simple" xlink:href="http://spark.apache.org/">http://spark.apache.org/</text:a> </text:p></text:note-body></text:note></text:span><text:span text:style-name="T24"> und Flink</text:span><text:span text:style-name="T24"><text:note text:id="ftn36" text:note-class="footnote"><text:note-citation>36</text:note-citation><text:note-body><text:p text:style-name="P34"><text:a xlink:type="simple" xlink:href="https://flink.apache.org/">https://flink.apache.org/</text:a> </text:p></text:note-body></text:note></text:span><text:span text:style-name="T24">, die innerhalb des Hadoop Ecosystems integriert werden können, zeigten bemerkenswerte Weiterentwicklungen. Durch ihre RAM basierte verteilte Verarbeitung ermöglichen sie weitergehende Programmparadigmen als Map/Reduce und vor allem Flink glänzt im Bereich des Streaming Processing. Damit werden sie heute zum Teil bereits als Ersatz für reine Map/Reduce Verarbeitungen gesehen. Im linked-swissbib Projekts haben wir bereits erste Schritte mit Spark in diese Richtung auf Basis unseres Elasticsearchindex unternommen </text:span><text:span text:style-name="T24"><text:note text:id="ftn37" text:note-class="footnote"><text:note-citation>37</text:note-citation><text:note-body><text:p text:style-name="P32"><text:a xlink:type="simple" xlink:href="https://github.com/sschuepbach/workConceptGenerator">https://github.com/sschuepbach/workConceptGenerator</text:a> </text:p></text:note-body></text:note></text:span><text:span text:style-name="T24"> <text:line-break/>Innerhalb dieser Projektarbeit sollen derartige Ansätze noch nicht im Detail untersucht werden. Jedoch ist es sehr gut möglich, dass die erhofften Ergebnisse der Arbeit die Basis für solche Möglichkeiten bieten.</text:span><text:span text:style-name="T24"><text:note text:id="ftn38" text:note-class="footnote"><text:note-citation>38</text:note-citation><text:note-body><text:p text:style-name="P39">s. dazu auch <text:span text:style-name="T34">Hinweise in </text:span>Arbeitspaket d) unter den Zielen der Projektarbeit</text:p></text:note-body></text:note></text:span><text:span text:style-name="T24"><text:line-break/><text:line-break/>d) metafacture_cluster ist aktuell nicht die einzige sichtbare Alternative für einen offenen Datenhub. An der </text:span><text:soft-page-break/><text:span text:style-name="T24">Sächsische Landesbibliothek – Staats- und Universitätsbibliothek Dresden (SLUB) arbeitet man zur Zeit an der Entwicklung einer Datenmanagement- und Verlinkungsplattform im Projekt D:swarm</text:span><text:span text:style-name="T24"><text:note text:id="ftn39" text:note-class="footnote"><text:note-citation>39</text:note-citation><text:note-body><text:p text:style-name="P35"><text:a xlink:type="simple" xlink:href="http://www.dswarm.org/en/">http://www.dswarm.org/en/</text:a> </text:p></text:note-body></text:note></text:span><text:span text:style-name="T24"><text:line-break/>D:swarm nutzt als storage System die Property-Graphendatenbank Neo4J und nutzt im Hintergrund Metafacture für Transformationen. (Noch nicht umgesetztes) Projektziel ist unter anderem die Möglichkeit zur De-Duplizierung und Frbrization (was im technischen Kontext kurz als Clustering auf verschiedenen Ebenen unter Nutzung eines bibliographischen Datenmodells verstanden werden kann) <text:s/></text:span><text:span text:style-name="T24"><text:note text:id="ftn40" text:note-class="footnote"><text:note-citation>40</text:note-citation><text:note-body><text:p text:style-name="P36"><text:a xlink:type="simple" xlink:href="https://github.com/dswarm/dswarm-documentation/wiki/Outlook">https://github.com/dswarm/dswarm-documentation/wiki/Outlook</text:a> </text:p></text:note-body></text:note></text:span><text:span text:style-name="T24">.<text:line-break/>Der Autor hat sich kurz auch diesen Ansatz als Thema für die Projektarbeit überlegt, ist aber zu dem Schluss gekommen, dass als erster Schritt der Einstieg in das klassische Hadoop Ecosystem genommen werden sollte. Dies sieht er als gute Basis für nächste Schritte an. <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a22d6c" officeooo:paragraph-rsid="00a3a543"/>
    </style:style>
    <style:style style:name="MT1" style:family="text">
      <style:text-properties fo:font-weight="bold" style:font-weight-asian="bold" style:font-weight-complex="bold"/>
    </style:style>
    <style:style style:name="MT2" style:family="text">
      <style:text-properties fo:font-weight="bold" officeooo:rsid="00a55239" style:font-weight-asian="bold" style:font-weight-complex="bold"/>
    </style:style>
    <style:style style:name="MT3" style:family="text">
      <style:text-properties fo:font-weight="bold" officeooo:rsid="00eee657" style:font-weight-asian="bold" style:font-weight-complex="bold"/>
    </style:style>
    <style:style style:name="MT4" style:family="text">
      <style:text-properties fo:font-weight="bold" officeooo:rsid="00ebf118" style:font-weight-asian="bold" style:font-weight-complex="bold"/>
    </style:style>
    <style:style style:name="MT5" style:family="text">
      <style:text-properties fo:font-weight="bold" officeooo:rsid="00a3a543"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rojektskizze zu</text:span><text:span text:style-name="MT2">r</text:span><text:span text:style-name="MT1"> Semesterarbeit </text:span><text:span text:style-name="MT3">im 'CAS </text:span><text:span text:style-name="MT1">Big Data‘, </text:span><text:span text:style-name="MT2">Frühjahr 2016, <text:s/></text:span><text:span text:style-name="MT4">an der FH Bern</text:span><text:span text:style-name="MT1"> </text:span><text:span text:style-name="MT5"><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19:09:34.445017427</meta:creation-date>
    <dc:date>2016-05-29T20:03:28.017065165</dc:date>
    <meta:editing-duration>PT14H31M5S</meta:editing-duration>
    <meta:editing-cycles>298</meta:editing-cycles>
    <meta:generator>LibreOffice/4.2.8.2$Linux_X86_64 LibreOffice_project/420m0$Build-2</meta:generator>
    <meta:document-statistic meta:table-count="1" meta:image-count="0" meta:object-count="0" meta:page-count="7" meta:paragraph-count="60" meta:word-count="2652" meta:character-count="22532" meta:non-whitespace-character-count="19792"/>
  </office:meta>
</office:document-meta>
</file>